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NUTRA SR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AQ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DIAZ RAMOS, GILMAR GILD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BUSTINZA QUIROZ , ALBERT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MUSCOVY:</text:p>
          </table:table-cell>
          <table:covered-table-cell/>
          <table:table-cell table:style-name="Tabla1.C5" table:number-columns-spanned="2" office:value-type="string">
            <text:p text:style-name="P19">24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31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05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2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2530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1:14:28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